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7e4" officeooo:paragraph-rsid="000097e4"/>
    </style:style>
    <style:style style:name="P2" style:family="paragraph" style:parent-style-name="Standard">
      <style:text-properties officeooo:rsid="00011d98" officeooo:paragraph-rsid="00011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A USERS</text:p>
      <text:p text:style-name="P1"/>
      <text:p text:style-name="P1">DATI</text:p>
      <text:p text:style-name="P1"/>
      <text:p text:style-name="P1">ID</text:p>
      <text:p text:style-name="P1">nome</text:p>
      <text:p text:style-name="P1">cognome</text:p>
      <text:p text:style-name="P1">eta</text:p>
      <text:p text:style-name="P1">sesso</text:p>
      <text:p text:style-name="P2">profile-img</text:p>
      <text:p text:style-name="P2">descrizone</text:p>
      <text:p text:style-name="P2">inter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3S</meta:editing-duration>
    <meta:editing-cycles>3</meta:editing-cycles>
    <meta:generator>LibreOffice/5.4.1.2$Windows_x86 LibreOffice_project/ea7cb86e6eeb2bf3a5af73a8f7777ac570321527</meta:generator>
    <dc:date>2021-03-15T15:37:23.348000000</dc:date>
    <meta:document-statistic meta:table-count="0" meta:image-count="0" meta:object-count="0" meta:page-count="1" meta:paragraph-count="10" meta:word-count="11" meta:character-count="70" meta:non-whitespace-character-count="69"/>
    <meta:user-defined meta:name="Info 1"/>
    <meta:user-defined meta:name="Info 2"/>
    <meta:user-defined meta:name="Info 3"/>
    <meta:user-defined meta:name="Info 4"/>
  </office:meta>
</office:document-meta>
</file>